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906cm"/>
    </style:style>
    <style:style style:name="co2" style:family="table-column">
      <style:table-column-properties fo:break-before="auto" style:column-width="1.73566666666667cm"/>
    </style:style>
    <style:style style:name="co3" style:family="table-column">
      <style:table-column-properties fo:break-before="auto" style:column-width="6.561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13266666666667cm"/>
    </style:style>
    <style:style style:name="co6" style:family="table-column">
      <style:table-column-properties fo:break-before="auto" style:column-width="5.2705cm"/>
    </style:style>
    <style:style style:name="co7" style:family="table-column">
      <style:table-column-properties fo:break-before="auto" style:column-width="5.101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Materia</text:p>
          </table:table-cell>
          <table:table-cell office:value-type="string" table:style-name="ce1">
            <text:p>Voto</text:p>
          </table:table-cell>
          <table:table-cell office:value-type="string" table:style-name="ce1">
            <text:p>Lode [immettere un simbolo qualsiasi]</text:p>
          </table:table-cell>
          <table:table-cell office:value-type="string" table:style-name="ce1">
            <text:p>CFU</text:p>
          </table:table-cell>
          <table:table-cell office:value-type="string" table:style-name="ce1">
            <text:p>To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inguaggi Compilatori e modelli computazionali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0" table:formula="of:=([.B2]*[.D2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chine Learning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3]*[.D3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stemi Informativi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stemi Distribuiti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5]*[.D5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curezza delle Reti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6]*[.D6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pplicazione e Servizi Web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7]*[.D7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viluppo Sistemi Software (PCD + PPS)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0" table:formula="of:=([.B8]*[.D8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siness Intelligence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9]*[.D9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same Da 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10]*[.D10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same Da 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11]*[.D11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same Da 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12]*[.D12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same Da 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13]*[.D13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same Da 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formula="of:=([.B14]*[.D14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dia</text:p>
          </table:table-cell>
          <table:table-cell office:value-type="string" table:style-name="ce1">
            <text:p>Voto Base Laurea</text:p>
          </table:table-cell>
          <table:table-cell office:value-type="string" table:style-name="ce1">
            <text:p>Max Voto tesi</text:p>
          </table:table-cell>
          <table:table-cell office:value-type="string" table:style-name="ce1">
            <text:p>Max voto tesi pre Phd</text:p>
          </table:table-cell>
          <table:table-cell table:number-columns-repeated="16374"/>
        </table:table-row>
        <table:table-row table:style-name="ro1">
          <table:table-cell table:number-columns-repeated="3" table:style-name="ce1"/>
          <table:table-cell office:value-type="float" office:value="90" table:formula="of:=SUM([.D2:.D15])" table:style-name="ce1">
            <text:p>90</text:p>
          </table:table-cell>
          <table:table-cell office:value-type="float" office:value="0" table:formula="of:=SUM([.E2:.E15])" table:style-name="ce1">
            <text:p>0</text:p>
          </table:table-cell>
          <table:table-cell table:style-name="ce1"/>
          <table:table-cell office:value-type="float" office:value="0" table:formula="of:=([.E16]/[.D16])" table:style-name="ce1">
            <text:p>0</text:p>
          </table:table-cell>
          <table:table-cell office:value-type="float" office:value="0" table:formula="of:=([.G16]*11/3)+([.C17]*0.25)" table:style-name="ce1">
            <text:p>0</text:p>
          </table:table-cell>
          <table:table-cell office:value-type="float" office:value="7" table:formula="of:=([.H16]+7)+([.C17]*0.25)" table:style-name="ce1">
            <text:p>7</text:p>
          </table:table-cell>
          <table:table-cell office:value-type="float" office:value="8" table:formula="of:=([.H16]+8)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umero di Lodi</text:p>
          </table:table-cell>
          <table:table-cell table:style-name="ce1"/>
          <table:table-cell office:value-type="float" office:value="0" table:formula="of:=COUNTA([.C2:.C14])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gli esami manca 24 cfu di tesi e 6 cfu di idoneità di inglese</text:p>
          </table:table-cell>
          <table:table-cell table:number-columns-repeated="16383" table:style-name="ce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Andrea</meta:initial-creator>
    <dc:creator>Andrea</dc:creator>
    <meta:creation-date>2023-01-16T19:34:21Z</meta:creation-date>
    <dc:date>2023-01-18T18:54:12Z</dc:date>
  </office:meta>
</office:document-meta>
</file>